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d8f" officeooo:paragraph-rsid="000ded8f"/>
    </style:style>
    <style:style style:name="P2" style:family="paragraph" style:parent-style-name="Standard">
      <style:text-properties officeooo:paragraph-rsid="000f070a"/>
    </style:style>
    <style:style style:name="P3" style:family="paragraph" style:parent-style-name="Standard">
      <style:text-properties officeooo:rsid="0010bbe6" officeooo:paragraph-rsid="0010bbe6"/>
    </style:style>
    <style:style style:name="P4" style:family="paragraph" style:parent-style-name="Standard">
      <style:text-properties officeooo:rsid="000ded8f" officeooo:paragraph-rsid="000f070a"/>
    </style:style>
    <style:style style:name="P5" style:family="paragraph" style:parent-style-name="Standard">
      <style:text-properties officeooo:rsid="0011198d" officeooo:paragraph-rsid="0011198d"/>
    </style:style>
    <style:style style:name="P6" style:family="paragraph" style:parent-style-name="Standard">
      <style:text-properties officeooo:rsid="0011198d" officeooo:paragraph-rsid="00119f29"/>
    </style:style>
    <style:style style:name="P7" style:family="paragraph" style:parent-style-name="Standard">
      <style:text-properties fo:font-size="10pt" fo:font-style="italic" officeooo:rsid="0011198d" officeooo:paragraph-rsid="0011198d" style:font-size-asian="10pt" style:font-style-asian="italic" style:font-size-complex="10pt" style:font-style-complex="italic"/>
    </style:style>
    <style:style style:name="P8" style:family="paragraph" style:parent-style-name="Standard">
      <style:text-properties officeooo:rsid="00119f29" officeooo:paragraph-rsid="00119f29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officeooo:rsid="000ded8f"/>
    </style:style>
    <style:style style:name="T2" style:family="text">
      <style:text-properties style:font-name="Liberation Serif1" officeooo:rsid="000ded8f" style:font-name-asian="Liberation Serif1" style:font-name-complex="Liberation Serif1"/>
    </style:style>
    <style:style style:name="T3" style:family="text">
      <style:text-properties fo:font-variant="normal" fo:text-transform="none" fo:color="#202124" fo:letter-spacing="normal"/>
    </style:style>
    <style:style style:name="T4" style:family="text">
      <style:text-properties fo:font-variant="normal" fo:text-transform="none" fo:color="#202124" fo:letter-spacing="normal" officeooo:rsid="000ded8f"/>
    </style:style>
    <style:style style:name="T5" style:family="text">
      <style:text-properties fo:font-variant="normal" fo:text-transform="none" fo:color="#202124" fo:letter-spacing="normal" officeooo:rsid="000f070a"/>
    </style:style>
    <style:style style:name="T6" style:family="text">
      <style:text-properties fo:font-variant="normal" fo:text-transform="none" fo:color="#202124" style:font-name="Liberation Serif1" fo:letter-spacing="normal" officeooo:rsid="000ded8f" style:font-name-asian="Liberation Serif1" style:font-name-complex="Liberation Serif1"/>
    </style:style>
    <style:style style:name="T7" style:family="text">
      <style:text-properties officeooo:rsid="000f070a"/>
    </style:style>
    <style:style style:name="T8" style:family="text">
      <style:text-properties officeooo:rsid="0010bbe6"/>
    </style:style>
    <style:style style:name="T9" style:family="text">
      <style:text-properties officeooo:rsid="00119f2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441cm" fo:min-width="1.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4.21cm" fo:min-width="2.7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41cm" fo:min-width="1.1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4.004cm" fo:min-width="2.8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oria da Computação</text:p>
      <text:p text:style-name="P3"/>
      <text:p text:style-name="P3">Exemplo 01)</text:p>
      <text:p text:style-name="P2"/>
      <text:p text:style-name="P2"><text:span text:style-name="T7">Segundo os teoremas </text:span><text:span text:style-name="T8">e a partir da definição dada pela l</text:span><text:span text:style-name="T7">ei deMorgan, para provarmos que </text:span><text:span text:style-name="T1">¬(A U B) = ¬A </text:span><text:span text:style-name="T2">∩</text:span><text:span text:style-name="T1">¬B</text:span><text:span text:style-name="T7"> é um conjunto real, temos que:</text:span></text:p>
      <text:p text:style-name="P1"/>
      <text:p text:style-name="P3"/>
      <text:p text:style-name="P4"><text:tab/><text:tab/></text:p>
      <text:p text:style-name="P2"><text:span text:style-name="T1">¬(A U B) = ¬A </text:span><text:span text:style-name="T2">∩</text:span><text:span text:style-name="T1">¬B </text:span><text:span text:style-name="T7">↔ </text:span><text:span text:style-name="T4">∃ </text:span><text:span text:style-name="T1">∀ ¬A </text:span><text:span text:style-name="T2">∩</text:span><text:span text:style-name="T1">¬B </text:span><text:span text:style-name="T3">∈</text:span><text:span text:style-name="T4">R ⊂ ¬(A U B) ∈R </text:span><text:span text:style-name="T5">| </text:span><text:span text:style-name="T4">∃ ¬(A U B) ∈R ⊂ ¬A </text:span><text:span text:style-name="T6">∩</text:span><text:span text:style-name="T4">¬B. </text:span></text:p>
      <text:p text:style-name="P1"/>
      <text:p text:style-name="P5"><draw:custom-shape text:anchor-type="paragraph" draw:z-index="1" draw:name="Forma1" draw:style-name="gr5" svg:width="1.588cm" svg:height="2.038cm" svg:x="3.394cm" svg:y="6.14cm"><text:p>S(a)1,</text:p><text:p><text:s text:c="7"/>2,</text:p><text:p><text:s text:c="7"/>3.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3" draw:style-name="gr4" draw:text-style-name="P10" svg:width="3.837cm" svg:height="5.954cm" svg:x="9.85cm" svg:y="2.436cm"><text:p>C(b) = {10,22, 6}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_0" draw:style-name="gr3" svg:width="1.668cm" svg:height="2.038cm" svg:x="11.04cm" svg:y="5.955cm"><text:p>S(b)1,</text:p><text:p><text:s text:c="7"/>2,</text:p><text:p><text:s text:c="7"/>3.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7">Abaixo exemplos de entrada de dados meramente demonstrativos,</text:p>
      <text:p text:style-name="P5"/>
      <text:p text:style-name="P5"/>
      <text:p text:style-name="P5"><draw:custom-shape text:anchor-type="paragraph" draw:z-index="0" draw:name="Forma2" draw:style-name="gr6" draw:text-style-name="P10" svg:width="4.075cm" svg:height="5.663cm" svg:x="2.177cm" svg:y="0.293cm"><text:p>C = {4, 7, 8}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8"><draw:line text:anchor-type="paragraph" draw:z-index="4" draw:name="Forma4" draw:style-name="gr2" draw:text-style-name="P9" svg:x1="0.43cm" svg:y1="0.34cm" svg:x2="1.912cm" svg:y2="0.737cm"><text:p/></draw:line><draw:line text:anchor-type="paragraph" draw:z-index="5" draw:name="Forma5" draw:style-name="gr2" draw:text-style-name="P9" svg:x1="8.474cm" svg:y1="0.314cm" svg:x2="9.585cm" svg:y2="0.79cm"><text:p/></draw:line>A<text:tab/><text:tab/><text:tab/><text:tab/><text:tab/><text:tab/> <text:s text:c="3"/>B</text:p>
      <text:p text:style-name="P5"/>
      <text:p text:style-name="P5"/>
      <text:p text:style-name="P5"/>
      <text:p text:style-name="P5"/>
      <text:p text:style-name="P5"><draw:line text:anchor-type="paragraph" draw:z-index="6" draw:name="Forma6" draw:style-name="gr1" draw:text-style-name="P9" svg:x1="4.637cm" svg:y1="0.473cm" svg:x2="11.278cm" svg:y2="0.288cm"><text:p/></draw:line></text:p>
      <text:p text:style-name="P5"><draw:line text:anchor-type="paragraph" draw:z-index="7" draw:name="Forma7" draw:style-name="gr1" draw:text-style-name="P9" svg:x1="4.717cm" svg:y1="0.436cm" svg:x2="11.887cm" svg:y2="0.277cm"><text:p/></draw:line></text:p>
      <text:p text:style-name="P5"><draw:line text:anchor-type="paragraph" draw:z-index="8" draw:name="Forma8" draw:style-name="gr1" draw:text-style-name="P9" svg:x1="4.796cm" svg:y1="0.557cm" svg:x2="11.993cm" svg:y2="0.319cm"><text:p/></draw:line></text:p>
      <text:p text:style-name="P5"/>
      <text:p text:style-name="P5"/>
      <text:p text:style-name="P5"/>
      <text:p text:style-name="P5">Em um vetor A[] e B[] teríamos:</text:p>
      <text:p text:style-name="P5"/>
      <text:p text:style-name="P5">A = [1, 2, 3, 4, 7, 8] </text:p>
      <text:p text:style-name="P5">B = [1 ,2, 3, 6 10, 22]</text:p>
      <text:p text:style-name="P6"><text:span text:style-name="T9">SUB_ARRAY_A_AND_B = </text:span>[1, 2, 3] </text:p>
      <text:p text:style-name="P5"/>
      <text:p text:style-name="P5">¬(A U <text:s/>B) = [1, 2, 3] <text:span text:style-name="T9"><text:s/></text:span>onde estes valores seriam um array contendo seu subconjunto.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6:47:54.891576228</meta:creation-date>
    <dc:date>2021-03-01T17:35:43.431289155</dc:date>
    <meta:editing-duration>PT9M3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112" meta:character-count="506" meta:non-whitespace-character-count="388"/>
  </office:meta>
</office:document-meta>
</file>